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45424" calcext:value-type="float">
            <text:p>46.4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9328" calcext:value-type="float">
            <text:p>46.4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0184" calcext:value-type="float">
            <text:p>46.4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4088" calcext:value-type="float">
            <text:p>46.4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7136" calcext:value-type="float">
            <text:p>46.4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7992" calcext:value-type="float">
            <text:p>46.4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4944" calcext:value-type="float">
            <text:p>46.4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8848" calcext:value-type="float">
            <text:p>46.4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58" calcext:value-type="float">
            <text:p>46.4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6656" calcext:value-type="float">
            <text:p>46.3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7512" calcext:value-type="float">
            <text:p>46.3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4464" calcext:value-type="float">
            <text:p>46.3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532" calcext:value-type="float">
            <text:p>46.3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6176" calcext:value-type="float">
            <text:p>46.3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9224" calcext:value-type="float">
            <text:p>46.3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3984" calcext:value-type="float">
            <text:p>46.3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3128" calcext:value-type="float">
            <text:p>46.3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7032" calcext:value-type="float">
            <text:p>46.3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50936" calcext:value-type="float">
            <text:p>46.3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7888" calcext:value-type="float">
            <text:p>46.3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484" calcext:value-type="float">
            <text:p>46.3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5696" calcext:value-type="float">
            <text:p>46.3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2648" calcext:value-type="float">
            <text:p>46.3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38744" calcext:value-type="float">
            <text:p>46.3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3504" calcext:value-type="float">
            <text:p>46.3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0456" calcext:value-type="float">
            <text:p>46.3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7408" calcext:value-type="float">
            <text:p>46.3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436" calcext:value-type="float">
            <text:p>46.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5216" calcext:value-type="float">
            <text:p>46.3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8264" calcext:value-type="float">
            <text:p>46.3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9976" calcext:value-type="float">
            <text:p>46.2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7784" calcext:value-type="float">
            <text:p>46.2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0832" calcext:value-type="float">
            <text:p>46.2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6448" calcext:value-type="float">
            <text:p>46.2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6448" calcext:value-type="float">
            <text:p>46.2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0352" calcext:value-type="float">
            <text:p>46.2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6448" calcext:value-type="float">
            <text:p>46.2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6448" calcext:value-type="float">
            <text:p>46.2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9496" calcext:value-type="float">
            <text:p>46.2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5968" calcext:value-type="float">
            <text:p>46.2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9016" calcext:value-type="float">
            <text:p>46.2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4256" calcext:value-type="float">
            <text:p>46.2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5112" calcext:value-type="float">
            <text:p>46.2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2064" calcext:value-type="float">
            <text:p>46.2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5968" calcext:value-type="float">
            <text:p>46.2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292" calcext:value-type="float">
            <text:p>46.2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7096" calcext:value-type="float">
            <text:p>46.1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97952" calcext:value-type="float">
            <text:p>46.0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4048" calcext:value-type="float">
            <text:p>46.1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0144" calcext:value-type="float">
            <text:p>46.1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148" calcext:value-type="float">
            <text:p>46.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9872" calcext:value-type="float">
            <text:p>46.2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3776" calcext:value-type="float">
            <text:p>46.2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0728" calcext:value-type="float">
            <text:p>46.2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4632" calcext:value-type="float">
            <text:p>46.2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8536" calcext:value-type="float">
            <text:p>46.1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3296" calcext:value-type="float">
            <text:p>46.1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9392" calcext:value-type="float">
            <text:p>46.1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6344" calcext:value-type="float">
            <text:p>46.1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80248" calcext:value-type="float">
            <text:p>46.1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1104" calcext:value-type="float">
            <text:p>46.1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8056" calcext:value-type="float">
            <text:p>46.1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8912" calcext:value-type="float">
            <text:p>46.1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9768" calcext:value-type="float">
            <text:p>46.1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3672" calcext:value-type="float">
            <text:p>46.1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624" calcext:value-type="float">
            <text:p>46.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4528" calcext:value-type="float">
            <text:p>46.1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37576" calcext:value-type="float">
            <text:p>46.1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9288" calcext:value-type="float">
            <text:p>46.1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2336" calcext:value-type="float">
            <text:p>46.1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8432" calcext:value-type="float">
            <text:p>46.1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13192" calcext:value-type="float">
            <text:p>46.1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25384" calcext:value-type="float">
            <text:p>46.1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0624" calcext:value-type="float">
            <text:p>46.1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5864" calcext:value-type="float">
            <text:p>46.1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196" calcext:value-type="float">
            <text:p>46.1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4152" calcext:value-type="float">
            <text:p>46.1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65008" calcext:value-type="float">
            <text:p>46.1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4672" calcext:value-type="float">
            <text:p>46.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5488" calcext:value-type="float">
            <text:p>46.1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16824" calcext:value-type="float">
            <text:p>46.2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25968" calcext:value-type="float">
            <text:p>46.2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534" calcext:value-type="float">
            <text:p>46.2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388" calcext:value-type="float">
            <text:p>46.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3024" calcext:value-type="float">
            <text:p>46.2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41792" calcext:value-type="float">
            <text:p>46.3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2272" calcext:value-type="float">
            <text:p>46.3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78368" calcext:value-type="float">
            <text:p>46.3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11896" calcext:value-type="float">
            <text:p>46.4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3232" calcext:value-type="float">
            <text:p>46.4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4568" calcext:value-type="float">
            <text:p>46.4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3712" calcext:value-type="float">
            <text:p>46.4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676" calcext:value-type="float">
            <text:p>46.4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0392" calcext:value-type="float">
            <text:p>46.5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9536" calcext:value-type="float">
            <text:p>46.5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6488" calcext:value-type="float">
            <text:p>46.5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7344" calcext:value-type="float">
            <text:p>46.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5632" calcext:value-type="float">
            <text:p>46.5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772" calcext:value-type="float">
            <text:p>46.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9432" calcext:value-type="float">
            <text:p>46.5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4192" calcext:value-type="float">
            <text:p>46.4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1144" calcext:value-type="float">
            <text:p>46.4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5048" calcext:value-type="float">
            <text:p>46.4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9808" calcext:value-type="float">
            <text:p>46.4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8952" calcext:value-type="float">
            <text:p>46.4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5904" calcext:value-type="float">
            <text:p>46.4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8096" calcext:value-type="float">
            <text:p>46.4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9724" calcext:value-type="float">
            <text:p>46.4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0288" calcext:value-type="float">
            <text:p>46.5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1624" calcext:value-type="float">
            <text:p>46.5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1248" calcext:value-type="float">
            <text:p>46.5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7344" calcext:value-type="float">
            <text:p>46.5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64296" calcext:value-type="float">
            <text:p>46.5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6008" calcext:value-type="float">
            <text:p>46.5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5152" calcext:value-type="float">
            <text:p>46.5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6864" calcext:value-type="float">
            <text:p>46.5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9912" calcext:value-type="float">
            <text:p>46.5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0768" calcext:value-type="float">
            <text:p>46.5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33816" calcext:value-type="float">
            <text:p>46.5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8576" calcext:value-type="float">
            <text:p>46.5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6384" calcext:value-type="float">
            <text:p>46.5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02752" calcext:value-type="float">
            <text:p>46.4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5528" calcext:value-type="float">
            <text:p>46.5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0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6008" calcext:value-type="float">
            <text:p>46.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3816" calcext:value-type="float">
            <text:p>46.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768" calcext:value-type="float">
            <text:p>46.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19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912" calcext:value-type="float">
            <text:p>46.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19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288" calcext:value-type="float">
            <text:p>45.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1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772" calcext:value-type="float">
            <text:p>46.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864" calcext:value-type="float">
            <text:p>46.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502112325501</text:p>
          </table:table-cell>
          <table:table-cell office:value-type="string" calcext:value-type="string">
            <text:p>B-18-03 26ACC [MW-4G]</text:p>
          </table:table-cell>
          <table:table-cell office:value-type="string" calcext:value-type="string">
            <text:p>201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66" meta:object-count="0"/>
    <meta:user-defined meta:name="AppVersion">3.0</meta:user-defined>
  </office:meta>
</office:document-meta>
</file>